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Calibri"/>
    </style:style>
    <style:style style:name="P2" style:family="paragraph" style:parent-style-name="Header"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1">
      <style:text-properties style:font-name="Calibri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nco de Dados </text:p>
      <text:p text:style-name="P4">Perguntas</text:p>
      <text:p text:style-name="P3"/>
      <text:p text:style-name="P3">*A quantidade mínima descrita no documento é de 50 perguntas fixas no bando de dados, visto que os jogadores poderão acrescentar perguntas pessoais do casal.</text:p>
      <text:p text:style-name="P3">**Cada jogador enviará perguntas para o outro responder. Após o segundo dar a resposta, o primeiro irá corrigi-la. Logo, as perguntas são comuns a ambos os sexos.</text:p>
      <text:p text:style-name="P3">***Sugestão: Antes de mostrar as perguntas que o jogador deve responder, é interessante colocar algo como “você me conhece?”, pra que fique claro que perguntas como “Qual o meu maior sonho?” se referem a quem está perguntando, logo, ao seu parceiro, não a você que está respondendo. Alguns jogadores podem confundir.</text:p>
      <text:p text:style-name="P3"/>
      <text:p text:style-name="P3"/>
      <text:p text:style-name="P3">Estarão disponíveis no bando de dados as seguintes perguntas:</text:p>
      <text:list xml:id="list473781600013153817" text:style-name="L1">
        <text:list-item>
          <text:p text:style-name="P5">Onde foi o nosso primeiro beijo?</text:p>
        </text:list-item>
        <text:list-item>
          <text:p text:style-name="P5">Onde nos vimos pela primeira vez?</text:p>
        </text:list-item>
        <text:list-item>
          <text:p text:style-name="P5">Onde foi nosso primeiro encontro?</text:p>
        </text:list-item>
        <text:list-item>
          <text:p text:style-name="P5">Quando é nosso aniversário de namoro?</text:p>
        </text:list-item>
        <text:list-item>
          <text:p text:style-name="P5">Qual foi o primeiro filme que vimos juntos?</text:p>
        </text:list-item>
        <text:list-item>
          <text:p text:style-name="P5">Qual foi o pior filme que vimos juntos?</text:p>
        </text:list-item>
        <text:list-item>
          <text:p text:style-name="P5">Onde mais gostamos de passar o tempo juntos?</text:p>
        </text:list-item>
        <text:list-item>
          <text:p text:style-name="P5">Qual é a “nossa música”?</text:p>
        </text:list-item>
        <text:list-item>
          <text:p text:style-name="P5">Qual foi o motivo da nossa primeira briga?</text:p>
        </text:list-item>
        <text:list-item>
          <text:p text:style-name="P5">Qual foi o lugar mais romântico que nós fomos?</text:p>
        </text:list-item>
        <text:list-item>
          <text:p text:style-name="P5">Qual nossa principal característica em comum?</text:p>
        </text:list-item>
        <text:list-item>
          <text:p text:style-name="P5">Quantos anos eu tinha quando nos conhecemos?</text:p>
        </text:list-item>
        <text:list-item>
          <text:p text:style-name="P5">Que roupa eu estava usando no nosso primeiro encontro?</text:p>
        </text:list-item>
        <text:list-item>
          <text:p text:style-name="P5">Qual a cor da blusa que eu usei no dia em que começamos a namorar?</text:p>
        </text:list-item>
        <text:list-item>
          <text:p text:style-name="P5">Qual a minha cor favorita?</text:p>
        </text:list-item>
        <text:list-item>
          <text:p text:style-name="P5">Quanto eu calço?</text:p>
        </text:list-item>
        <text:list-item>
          <text:p text:style-name="P5">Do que tenho mais medo?</text:p>
        </text:list-item>
        <text:list-item>
          <text:p text:style-name="P5">Qual o nome da minha mãe?</text:p>
        </text:list-item>
        <text:list-item>
          <text:p text:style-name="P5">Quem é o meu cantor/banda favorito?</text:p>
        </text:list-item>
        <text:list-item>
          <text:p text:style-name="P5">Qual foi o primeiro presente que eu te dei?</text:p>
        </text:list-item>
        <text:list-item>
          <text:p text:style-name="P5">Qual foi o primeiro presente que você me deu?</text:p>
        </text:list-item>
        <text:list-item>
          <text:p text:style-name="P5">De qual amigo (a) seu (a) tenho mais ciúmes?</text:p>
        </text:list-item>
        <text:list-item>
          <text:p text:style-name="P5">O que eu mais gosto de fazer no tempo livre?</text:p>
        </text:list-item>
        <text:list-item>
          <text:p text:style-name="P5">Qual o meu livro favorito?</text:p>
        </text:list-item>
        <text:list-item>
          <text:p text:style-name="P5">Qual o meu filme favorito?</text:p>
        </text:list-item>
        <text:list-item>
          <text:p text:style-name="P5">O que mais gosto de assistir na TV?</text:p>
        </text:list-item>
        <text:list-item>
          <text:p text:style-name="P5">Qual o meu estilo musical?</text:p>
        </text:list-item>
        <text:list-item>
          <text:p text:style-name="P5">Em que lugar quero passar as próximas férias?</text:p>
        </text:list-item>
        <text:list-item>
          <text:p text:style-name="P5"><text:soft-page-break/>O que mais me deixa irritado (a)?</text:p>
        </text:list-item>
        <text:list-item>
          <text:p text:style-name="P5"><text:s/>Qual o meu maior sonho?</text:p>
        </text:list-item>
        <text:list-item>
          <text:p text:style-name="P5"><text:s/>Qual atitude sua mais me magoa?</text:p>
        </text:list-item>
        <text:list-item>
          <text:p text:style-name="P5">Qual o meu time?</text:p>
        </text:list-item>
        <text:list-item>
          <text:p text:style-name="P5">Em que cidade eu nasci?</text:p>
        </text:list-item>
        <text:list-item>
          <text:p text:style-name="P5">O que acho mais bonito na minha aparencia?</text:p>
        </text:list-item>
        <text:list-item>
          <text:p text:style-name="P5">O que mais gosto de comprar?</text:p>
        </text:list-item>
        <text:list-item>
          <text:p text:style-name="P5">Quantos irmãos eu tenho?</text:p>
        </text:list-item>
        <text:list-item>
          <text:p text:style-name="P5">Qual o meu emprego dos sonhos?</text:p>
        </text:list-item>
        <text:list-item>
          <text:p text:style-name="P5">Que mau hábito eu tenho?</text:p>
        </text:list-item>
        <text:list-item>
          <text:p text:style-name="P5">Quem é o meu personagem preferido?</text:p>
        </text:list-item>
        <text:list-item>
          <text:p text:style-name="P5">Qual é o meu esporte favorito?</text:p>
        </text:list-item>
        <text:list-item>
          <text:p text:style-name="P5">Qual foi a melhor viagem que eu já fiz?</text:p>
        </text:list-item>
        <text:list-item>
          <text:p text:style-name="P5">Qual o nome do meu (a) melhor amigo (a)?</text:p>
        </text:list-item>
        <text:list-item>
          <text:p text:style-name="P5">Quantos filhos quero ter?</text:p>
        </text:list-item>
        <text:list-item>
          <text:p text:style-name="P5">Em quero cidade quero morar quando casar?</text:p>
        </text:list-item>
        <text:list-item>
          <text:p text:style-name="P5">Prefiro inverno ou verão?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weight="bold" style:font-weight-asian="bold" style:font-weight-complex="bold"/>
    </style:style>
    <style:style style:name="MP2" style:family="paragraph" style:parent-style-name="Header">
      <style:text-properties style:font-name="Calibri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FICINA INTEGRADA III</text:p>
        <text:p text:style-name="MP2">Professores: Caíto, Hamilton e Sarah</text:p>
        <text:p text:style-name="MP1">Projeto <text:span text:style-name="MT1">“Love In Game”</text:span></text:p>
        <text:p text:style-name="MP2">Integrantes do grupo: (Roteiro) Bárbara Queiroz e Thayla Carvalho; (Multimídia) Ana Ferreira, Anna Pontes, Brenda Ferraz, Matheus Gomes e Rayane Pariz; (Programação) Caroline Rosa, Julien Leal e Thauan Lope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9:05:20.51</meta:creation-date>
    <dc:date>2013-05-16T13:44:56.91</dc:date>
    <meta:editing-duration>PT1H15M34S</meta:editing-duration>
    <meta:editing-cycles>9</meta:editing-cycles>
    <meta:generator>OpenOffice.org/3.4.1$Win32 OpenOffice.org_project/341m1$Build-9593</meta:generator>
    <meta:document-statistic meta:table-count="0" meta:image-count="0" meta:object-count="0" meta:page-count="2" meta:paragraph-count="55" meta:word-count="502" meta:character-count="2684"/>
  </office:meta>
</office:document-meta>
</file>